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4de1" officeooo:paragraph-rsid="002a4de1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a558" officeooo:paragraph-rsid="001ba558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e5b7" officeooo:paragraph-rsid="002be5b7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Arial" fo:font-size="11pt" fo:language="fr" fo:country="FR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variant="normal" fo:text-transform="none" style:font-name="Arial" fo:font-size="11pt" fo:language="fr" fo:country="FR" style:font-size-asian="11pt" style:font-size-complex="11pt"/>
    </style:style>
    <style:style style:name="P8" style:family="paragraph" style:parent-style-name="Standard">
      <style:text-properties fo:font-variant="normal" fo:text-transform="none" style:font-name="Arial" fo:font-size="11pt" fo:language="fr" fo:country="FR" officeooo:rsid="001ac9b9" officeooo:paragraph-rsid="001ac9b9" style:font-size-asian="11pt" style:font-size-complex="11pt"/>
    </style:style>
    <style:style style:name="P9" style:family="paragraph" style:parent-style-name="Standard">
      <style:text-properties fo:font-variant="normal" fo:text-transform="none" style:font-name="Arial" fo:font-size="11pt" fo:language="fr" fo:country="FR" officeooo:rsid="001a064a" officeooo:paragraph-rsid="001a064a" style:font-size-asian="11pt" style:font-size-complex="11pt"/>
    </style:style>
    <style:style style:name="P10" style:family="paragraph" style:parent-style-name="Standard">
      <style:text-properties fo:font-variant="normal" fo:text-transform="none" style:font-name="Arial" fo:font-size="11pt" fo:language="fr" fo:country="FR" officeooo:rsid="001a064a" officeooo:paragraph-rsid="001ac9b9" style:font-size-asian="11pt" style:font-size-complex="11pt"/>
    </style:style>
    <style:style style:name="P11" style:family="paragraph" style:parent-style-name="Standard">
      <style:text-properties fo:font-variant="normal" fo:text-transform="none" style:font-name="Arial" fo:font-size="11pt" fo:language="fr" fo:country="FR" officeooo:rsid="002be5b7" officeooo:paragraph-rsid="002be5b7" style:font-size-asian="11pt" style:font-size-complex="11pt"/>
    </style:style>
    <style:style style:name="P12" style:family="paragraph" style:parent-style-name="Standard">
      <style:text-properties fo:font-variant="normal" fo:text-transform="none" style:font-name="Arial" fo:font-size="11pt" fo:language="fr" fo:country="FR" style:text-underline-style="solid" style:text-underline-width="auto" style:text-underline-color="font-color" officeooo:rsid="001ac9b9" officeooo:paragraph-rsid="001ac9b9" style:font-size-asian="11pt" style:font-size-complex="11pt"/>
    </style:style>
    <style:style style:name="P13" style:family="paragraph" style:parent-style-name="Standard">
      <style:text-properties fo:font-variant="normal" fo:text-transform="none" style:font-name="Arial" fo:font-size="11pt" fo:language="fr" fo:country="FR" style:text-underline-style="none" officeooo:rsid="001bf2a2" officeooo:paragraph-rsid="001ddd14" style:font-size-asian="11pt" style:font-size-complex="11pt"/>
    </style:style>
    <style:style style:name="P14" style:family="paragraph" style:parent-style-name="Standard">
      <style:text-properties style:font-name="Arial" fo:font-size="11pt" officeooo:paragraph-rsid="001a064a" style:font-size-asian="11pt" style:font-size-complex="11pt"/>
    </style:style>
    <style:style style:name="P15" style:family="paragraph" style:parent-style-name="Standard">
      <style:text-properties style:font-name="Arial" fo:font-size="11pt" officeooo:rsid="001a064a" officeooo:paragraph-rsid="001a064a" style:font-size-asian="11pt" style:font-size-complex="11pt"/>
    </style:style>
    <style:style style:name="P16" style:family="paragraph" style:parent-style-name="Standard">
      <style:text-properties style:font-name="Arial" fo:font-size="11pt" officeooo:rsid="001a064a" officeooo:paragraph-rsid="001ac9b9" style:font-size-asian="11pt" style:font-size-complex="11pt"/>
    </style:style>
    <style:style style:name="P17" style:family="paragraph" style:parent-style-name="Standard">
      <style:text-properties style:font-name="Arial" fo:font-size="11pt" officeooo:paragraph-rsid="001ba558" style:font-size-asian="11pt" style:font-size-complex="11pt"/>
    </style:style>
    <style:style style:name="P18" style:family="paragraph" style:parent-style-name="Standard">
      <style:text-properties style:font-name="Arial" fo:font-size="11pt" officeooo:rsid="002be5b7" officeooo:paragraph-rsid="002be5b7" style:font-size-asian="11pt" style:font-size-complex="11pt"/>
    </style:style>
    <style:style style:name="P19" style:family="paragraph" style:parent-style-name="Standard">
      <style:text-properties style:font-name="Arial" fo:font-size="11pt" fo:language="fr" fo:country="FR" style:font-size-asian="11pt" style:font-size-complex="11pt"/>
    </style:style>
    <style:style style:name="P20" style:family="paragraph" style:parent-style-name="Standard">
      <style:text-properties style:font-name="Arial" fo:font-size="11pt" style:text-underline-style="none" officeooo:rsid="001ba558" officeooo:paragraph-rsid="001ba558" style:font-size-asian="11pt" style:font-size-complex="11pt"/>
    </style:style>
    <style:style style:name="P21" style:family="paragraph" style:parent-style-name="Standard">
      <style:text-properties style:font-name="Arial" fo:font-size="11pt" style:text-underline-style="solid" style:text-underline-width="auto" style:text-underline-color="font-color" officeooo:rsid="001ac9b9" officeooo:paragraph-rsid="001ac9b9" style:font-size-asian="11pt" style:font-size-complex="11pt"/>
    </style:style>
    <style:style style:name="P22" style:family="paragraph" style:parent-style-name="Standard">
      <style:text-properties style:font-name="Arial" fo:font-size="11pt" style:text-underline-style="solid" style:text-underline-width="auto" style:text-underline-color="font-color" officeooo:rsid="001ac9b9" officeooo:paragraph-rsid="001ba558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language="fr" fo:country="FR" style:text-underline-style="none" officeooo:paragraph-rsid="001e0894" style:font-size-asian="12pt" style:font-size-complex="12pt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solid" style:text-underline-width="auto" style:text-underline-color="font-color" fo:font-weight="normal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Standard">
      <style:text-properties fo:font-variant="normal" fo:text-transform="none" style:font-name="Arial" fo:font-size="11pt" fo:language="fr" fo:country="FR" style:text-underline-style="solid" style:text-underline-width="auto" style:text-underline-color="font-color" officeooo:rsid="001ac9b9" officeooo:paragraph-rsid="001ac9b9" style:font-size-asian="11pt" style:font-size-complex="11pt"/>
    </style:style>
    <style:style style:name="P27" style:family="paragraph" style:parent-style-name="Standard" style:list-style-name="L1">
      <style:text-properties fo:font-variant="normal" fo:text-transform="none" style:font-name="Arial" fo:font-size="11pt" fo:language="fr" fo:country="FR" officeooo:rsid="001a064a" officeooo:paragraph-rsid="001a064a" style:font-size-asian="11pt" style:font-size-complex="11pt"/>
    </style:style>
    <style:style style:name="P28" style:family="paragraph" style:parent-style-name="Standard" style:list-style-name="L2">
      <style:text-properties fo:font-variant="normal" fo:text-transform="none" style:font-name="Arial" fo:font-size="11pt" fo:language="fr" fo:country="FR" style:text-underline-style="none" officeooo:rsid="001bf2a2" officeooo:paragraph-rsid="001ddd14" style:font-size-asian="11pt" style:font-size-complex="11pt"/>
    </style:style>
    <style:style style:name="P29" style:family="paragraph" style:parent-style-name="Standard" style:list-style-name="L2">
      <style:text-properties fo:font-variant="normal" fo:text-transform="none" style:font-name="Arial" fo:font-size="11pt" fo:language="fr" fo:country="FR" style:text-underline-style="none" officeooo:rsid="001bf2a2" officeooo:paragraph-rsid="001bf2a2" style:font-size-asian="11pt" style:font-size-complex="11pt"/>
    </style:style>
    <style:style style:name="P30" style:family="paragraph" style:parent-style-name="Standard" style:list-style-name="L1">
      <style:text-properties style:font-name="Arial" fo:font-size="11pt" officeooo:rsid="001a064a" officeooo:paragraph-rsid="001a064a" style:font-size-asian="11pt" style:font-size-complex="11pt"/>
    </style:style>
    <style:style style:name="P31" style:family="paragraph" style:parent-style-name="Standard" style:list-style-name="L1">
      <style:text-properties style:font-name="Arial" fo:font-size="11pt" officeooo:rsid="001a064a" officeooo:paragraph-rsid="001ac9b9" style:font-size-asian="11pt" style:font-size-complex="11pt"/>
    </style:style>
    <style:style style:name="P32" style:family="paragraph" style:parent-style-name="Standard" style:list-style-name="L2">
      <style:text-properties officeooo:paragraph-rsid="001bf2a2"/>
    </style:style>
    <style:style style:name="P33" style:family="paragraph" style:parent-style-name="Standard" style:list-style-name="L2">
      <style:text-properties officeooo:paragraph-rsid="001e5d56"/>
    </style:style>
    <style:style style:name="P34" style:family="paragraph" style:parent-style-name="Standard" style:list-style-name="L2">
      <style:text-properties officeooo:rsid="001f15fc" officeooo:paragraph-rsid="001f15fc"/>
    </style:style>
    <style:style style:name="T1" style:family="text">
      <style:text-properties fo:language="fr" fo:country="FR"/>
    </style:style>
    <style:style style:name="T2" style:family="text">
      <style:text-properties fo:text-transform="uppercase" fo:language="fr" fo:country="FR"/>
    </style:style>
    <style:style style:name="T3" style:family="text">
      <style:text-properties fo:font-variant="normal" fo:text-transform="none" fo:language="fr" fo:country="FR"/>
    </style:style>
    <style:style style:name="T4" style:family="text">
      <style:text-properties fo:font-variant="normal" fo:text-transform="none" fo:language="fr" fo:country="FR" officeooo:rsid="001a064a"/>
    </style:style>
    <style:style style:name="T5" style:family="text">
      <style:text-properties fo:font-variant="normal" fo:text-transform="none" fo:language="fr" fo:country="FR" officeooo:rsid="001ac9b9"/>
    </style:style>
    <style:style style:name="T6" style:family="text">
      <style:text-properties fo:font-variant="normal" fo:text-transform="none" fo:language="fr" fo:country="FR" officeooo:rsid="001ba558"/>
    </style:style>
    <style:style style:name="T7" style:family="text">
      <style:text-properties fo:font-variant="normal" fo:text-transform="none" fo:language="fr" fo:country="FR" officeooo:rsid="001bf2a2"/>
    </style:style>
    <style:style style:name="T8" style:family="text">
      <style:text-properties fo:font-variant="normal" fo:text-transform="none" fo:language="fr" fo:country="FR" officeooo:rsid="001e22b5"/>
    </style:style>
    <style:style style:name="T9" style:family="text">
      <style:text-properties fo:font-variant="normal" fo:text-transform="none" fo:language="fr" fo:country="FR" officeooo:rsid="0023007a"/>
    </style:style>
    <style:style style:name="T10" style:family="text">
      <style:text-properties fo:font-variant="normal" fo:text-transform="none" fo:language="fr" fo:country="FR" officeooo:rsid="00249739"/>
    </style:style>
    <style:style style:name="T11" style:family="text">
      <style:text-properties fo:font-variant="normal" fo:text-transform="none" fo:language="fr" fo:country="FR" style:text-underline-style="none"/>
    </style:style>
    <style:style style:name="T12" style:family="text">
      <style:text-properties fo:font-variant="normal" fo:text-transform="none" style:font-name="Arial" fo:font-size="11pt" fo:language="fr" fo:country="FR" style:text-underline-style="none" style:font-size-asian="11pt" style:font-size-complex="11pt"/>
    </style:style>
    <style:style style:name="T13" style:family="text">
      <style:text-properties fo:font-variant="normal" fo:text-transform="none" style:font-name="Arial" fo:font-size="11pt" fo:language="fr" fo:country="FR" style:text-underline-style="none" officeooo:rsid="001bf2a2" style:font-size-asian="11pt" style:font-size-complex="11pt"/>
    </style:style>
    <style:style style:name="T14" style:family="text">
      <style:text-properties fo:font-variant="normal" fo:text-transform="none" style:font-name="Arial" fo:font-size="11pt" fo:language="fr" fo:country="FR" style:text-underline-style="none" officeooo:rsid="001ddd14" style:font-size-asian="11pt" style:font-size-complex="11pt"/>
    </style:style>
    <style:style style:name="T15" style:family="text">
      <style:text-properties fo:font-variant="normal" fo:text-transform="none" style:font-name="Arial" fo:font-size="11pt" fo:language="fr" fo:country="FR" style:text-underline-style="none" officeooo:rsid="001e5d56" style:font-size-asian="11pt" style:font-size-complex="11pt"/>
    </style:style>
    <style:style style:name="T16" style:family="text">
      <style:text-properties fo:font-variant="normal" fo:text-transform="none" style:font-name="Arial" fo:font-size="11pt" fo:language="fr" fo:country="FR" style:text-underline-style="none" officeooo:rsid="0025c220" style:font-size-asian="11pt" style:font-size-complex="11pt"/>
    </style:style>
    <style:style style:name="T17" style:family="text">
      <style:text-properties fo:font-variant="normal" fo:text-transform="none" fo:font-weight="normal" style:font-weight-asian="normal" style:font-weight-complex="normal"/>
    </style:style>
    <style:style style:name="T18" style:family="text">
      <style:text-properties officeooo:rsid="001a064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ba558"/>
    </style:style>
    <style:style style:name="T21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2" style:family="text">
      <style:text-properties officeooo:rsid="0029cecc"/>
    </style:style>
    <style:style style:name="T23" style:family="text">
      <style:text-properties officeooo:rsid="002a4de1"/>
    </style:style>
    <style:style style:name="T24" style:family="text">
      <style:text-properties officeooo:rsid="002be5b7"/>
    </style:style>
    <style:style style:name="T25" style:family="text">
      <style:text-properties officeooo:rsid="002ce7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><text:span text:style-name="T18">L</text:span>e projet <text:span text:style-name="T18">se propose de réaliser </text:span>un site 'e-commerce’ pour la marque<text:span text:style-name="T19"> </text:span><text:span text:style-name="T17">SMART KEY</text:span></text:p>
      <text:p text:style-name="P19"/>
      <text:p text:style-name="P19"/>
      <text:p text:style-name="P19"/>
      <text:p text:style-name="P12">1 – Présentation:</text:p>
      <text:p text:style-name="P19"/>
      <text:p text:style-name="P17"><text:span text:style-name="T3">SMART KEY, </text:span><text:span text:style-name="T1">c’est un nouveau système de serrure connectées <text:s/>qui sort de la version standard d’une clés physique ou un digicode, à un bracelet et connecté</text:span><text:span text:style-name="T2"> </text:span><text:span text:style-name="T3">facile à utiliser avec une modification d’autorisation d'accès <text:s/>pointu. la cible des personne de 25 ans à 50 ans. </text:span><text:span text:style-name="T4">M</text:span><text:span text:style-name="T3">oyennement connectés. Avec un désire de l’être. <text:s/></text:span><text:span text:style-name="T4">ils</text:span><text:span text:style-name="T3"> ont la facilité de le configurer. Ils ont un goût pour le domotique (volet, porte, chauffage).</text:span></text:p>
      <text:p text:style-name="P14"><text:span text:style-name="T3">SMART KEY est une solution pour les gens qui ont souvent perdu des clés. il faut savoir que le prix d’une trousse de clé est de 170 € alors que le pack complet SMART KEY est de 299 €, avec bien sûr <text:s/>toute les fonctionnalité qu’il possèd</text:span><text:span text:style-name="T4">e</text:span><text:span text:style-name="T3"> .</text:span></text:p>
      <text:p text:style-name="P7"/>
      <text:p text:style-name="P7">La différence par rapport la concurrence repose sur les bracelets connectés chic avec énormément de colorie et avec une longue portée qui atteint 1 mètre par rapport au dispositif.</text:p>
      <text:p text:style-name="P7"/>
      <text:p text:style-name="P7"/>
      <text:p text:style-name="P24"><text:bookmark text:name="docs-internal-guid-811c2886-7fff-f301-2639-4c1d46f857f3"/>2-Présentation des objectifs en terme de respect des charges et plannings:</text:p>
      <text:p text:style-name="P1"><text:span text:style-name="T23">L</text:span>’objectif de <text:span text:style-name="T20">cette</text:span> <text:span text:style-name="T21">phase 1</text:span>, <text:span text:style-name="T22">est de</text:span> réaliser les pages HTML/CSS <text:span text:style-name="T23">d</text:span>u site <text:span text:style-name="T20">ainsi que la navigation entre les pages.</text:span></text:p>
      <text:p text:style-name="P1"/>
      <text:p text:style-name="P2"><text:span text:style-name="T25">Étapes</text:span> de travaille :</text:p>
      <text:p text:style-name="P1"><text:span text:style-name="T25"><text:tab/>Définir un c</text:span>ahier des charges<text:line-break/><text:tab/>Définition des fonctionnalités</text:p>
      <text:p text:style-name="P25"><text:tab/>Maquettage des éléments identifiés: sur balsamique.</text:p>
      <text:p text:style-name="P3"><text:span text:style-name="T25">D</text:span>esign graphique et chartes</text:p>
      <text:p text:style-name="P3">Navigation</text:p>
      <text:p text:style-name="P4">Nomenclature et structure des fichiers et dossiers</text:p>
      <text:p text:style-name="P3"><text:span text:style-name="T24">R</text:span>éalisation des pages HTML/CSS</text:p>
      <text:p text:style-name="P5">Validation et animation avec jQuery</text:p>
      <text:p text:style-name="P6"/>
      <text:p text:style-name="P7"/>
      <text:p text:style-name="P21"><text:span text:style-name="T6">3</text:span><text:span text:style-name="T3"> – intervenants :</text:span></text:p>
      <text:p text:style-name="P8"/>
      <text:p text:style-name="P9">Le projet a été réalisé par deux personnes : Mehdi Dridi, Jean-François azzopardi<text:line-break/></text:p>
      <text:p text:style-name="P9"/>
      <text:p text:style-name="P9"/>
      <text:p text:style-name="P21"><text:span text:style-name="T6">4</text:span><text:span text:style-name="T3"> – Répartition des tâches :</text:span></text:p>
      <text:p text:style-name="P12"/>
      <text:p text:style-name="P18"><text:span text:style-name="T11">Nous avons travaillé en méthode Agile et dans ce cadre, l</text:span><text:span text:style-name="T4">e projet a été découper en deux parties pouvant être réalisées parallèlement.</text:span></text:p>
      <text:p text:style-name="P9"/>
      <text:p text:style-name="P15"><text:span text:style-name="T3"><text:tab/>Jean-François </text:span><text:span text:style-name="T9">A</text:span><text:span text:style-name="T3">zzopardi a réalisé :</text:span></text:p>
      <text:list xml:id="list2346681106" text:style-name="L1">
        <text:list-item>
          <text:p text:style-name="P30"><text:span text:style-name="T3">Page d’accueil et Login (index.html ses dépendance</text:span><text:span text:style-name="T5">s</text:span><text:span text:style-name="T3">): </text:span></text:p>
        </text:list-item>
        <text:list-item>
          <text:p text:style-name="P27">Assemblage et lien.<text:line-break/></text:p>
        </text:list-item>
      </text:list>
      <text:p text:style-name="P9"><text:soft-page-break/><text:tab/>Mehdi Dridi a réalisé :</text:p>
      <text:list xml:id="list195339238809622" text:continue-numbering="true" text:style-name="L1">
        <text:list-item>
          <text:p text:style-name="P30"><text:span text:style-name="T3">Page </text:span><text:span text:style-name="T10">Panier</text:span><text:span text:style-name="T3"> (basket.html ses dépendance</text:span><text:span text:style-name="T5">s</text:span><text:span text:style-name="T3">) :</text:span></text:p>
        </text:list-item>
        <text:list-item>
          <text:p text:style-name="P30"><text:span text:style-name="T3">Page </text:span><text:span text:style-name="T10">Paiment </text:span><text:span text:style-name="T3">(</text:span><text:span text:style-name="T5">checkout</text:span><text:span text:style-name="T3">.html ses dépendance</text:span><text:span text:style-name="T5">s</text:span><text:span text:style-name="T3">) :</text:span></text:p>
        </text:list-item>
        <text:list-item>
          <text:p text:style-name="P31"><text:span text:style-name="T3">Page </text:span><text:span text:style-name="T10">produits </text:span><text:span text:style-name="T3">(</text:span><text:span text:style-name="T10">packs</text:span><text:span text:style-name="T5">.</text:span><text:span text:style-name="T3">html ses dépendance</text:span><text:span text:style-name="T5">s</text:span><text:span text:style-name="T3">) :</text:span></text:p>
        </text:list-item>
      </text:list>
      <text:p text:style-name="P10"/>
      <text:p text:style-name="P11">Deux sprints on été réalisé.</text:p>
      <text:p text:style-name="P11">Les deux derniers jours ont été consacré à la phase d’assemblage et de test.</text:p>
      <text:p text:style-name="P10"/>
      <text:p text:style-name="P10"/>
      <text:p text:style-name="P22"><text:span text:style-name="T6">5</text:span><text:span text:style-name="T3"> – </text:span><text:span text:style-name="T6">Calendrier</text:span><text:span text:style-name="T3">:<text:line-break/></text:span></text:p>
      <text:p text:style-name="P20"><text:span text:style-name="T7">La phase 1 du</text:span><text:span text:style-name="T3"> projet débute le </text:span><text:span text:style-name="T8">12/07/2019</text:span><text:span text:style-name="T3"> </text:span><text:span text:style-name="T7">et sera livré le 31/07/2019.</text:span></text:p>
      <text:p text:style-name="P16"/>
      <text:p text:style-name="P10"/>
      <text:p text:style-name="P21"><text:span text:style-name="T6">6</text:span><text:span text:style-name="T3"> – Ce que nous aimerions améliorer:</text:span></text:p>
      <text:p text:style-name="P12"/>
      <text:list xml:id="list83988683" text:style-name="L2">
        <text:list-item>
          <text:p text:style-name="P28">Afficher le basket dans la page Home(index.html)</text:p>
        </text:list-item>
        <text:list-item>
          <text:p text:style-name="P29">permettre à l’utilisateur de modifier ses coordonnés</text:p>
        </text:list-item>
        <text:list-item>
          <text:p text:style-name="P32"><text:span text:style-name="T13">permettre à l’utilisateur d’avoir plusieurs adresse de </text:span><text:span text:style-name="T14">livraison</text:span></text:p>
        </text:list-item>
        <text:list-item>
          <text:p text:style-name="P33"><text:span text:style-name="T13">permettre à l’utilisateur d</text:span><text:span text:style-name="T16">e choisir</text:span><text:span text:style-name="T13"> </text:span><text:span text:style-name="T15">l’</text:span><text:span text:style-name="T13">adresse de </text:span><text:span text:style-name="T14">livraison</text:span></text:p>
        </text:list-item>
        <text:list-item>
          <text:p text:style-name="P29">réaliser le module de recherche de produit</text:p>
        </text:list-item>
        <text:list-item>
          <text:p text:style-name="P28">Finir le dropdown ‘All products’</text:p>
        </text:list-item>
        <text:list-item>
          <text:p text:style-name="P28">Finaliser le mode responsive.</text:p>
        </text:list-item>
        <text:list-item>
          <text:p text:style-name="P34"><text:span text:style-name="T13">C</text:span><text:span text:style-name="T12">réer une page réservée à l’analyse du trafic </text:span><text:span text:style-name="T16">avec accès restreint.</text:span></text:p>
        </text:list-item>
      </text:list>
      <text:p text:style-name="P13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48:28.785000000</meta:creation-date>
    <dc:date>2019-08-01T19:53:38.840000000</dc:date>
    <meta:editing-duration>PT1H22M48S</meta:editing-duration>
    <meta:editing-cycles>13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39" meta:word-count="423" meta:character-count="2563" meta:non-whitespace-character-count="2174"/>
  </office:meta>
</office:document-meta>
</file>